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1"/>
        <table:table-column table:style-name="co5" table:default-cell-style-name="ce5"/>
        <table:table-column table:style-name="co3" table:default-cell-style-name="ce13"/>
        <table:table-column table:style-name="co6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istes des bons de commandes approuvés pour mai 2019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11"/>
          <table:table-cell table:number-columns-repeated="252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6" office:value-type="string" calcext:value-type="string">
            <text:p>Numéro bon </text:p>
          </table:table-cell>
          <table:table-cell table:style-name="ce9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4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6" office:value-type="string" calcext:value-type="string">
            <text:p>commande</text:p>
          </table:table-cell>
          <table:table-cell table:style-name="ce9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4" office:value-type="string" calcext:value-type="string">
            <text:p>l'engagement</text:p>
          </table:table-cell>
          <table:table-cell table:style-name="ce2"/>
          <table:table-cell table:number-columns-repeated="250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7" office:value-type="float" office:value="1343424" calcext:value-type="float">
            <text:p>1343424</text:p>
          </table:table-cell>
          <table:table-cell table:style-name="ce10" office:value-type="date" office:date-value="2019-05-03" calcext:value-type="date">
            <text:p>05-03-19</text:p>
          </table:table-cell>
          <table:table-cell table:style-name="ce3" office:value-type="string" calcext:value-type="string">
            <text:p>BIRON GROUPE SANTE INC.</text:p>
          </table:table-cell>
          <table:table-cell table:style-name="ce12"/>
          <table:table-cell table:style-name="ce15" office:value-type="float" office:value="115.49" calcext:value-type="float">
            <text:p>115,49</text:p>
          </table:table-cell>
          <table:table-cell table:style-name="ce3" office:value-type="string" calcext:value-type="string">
            <text:p>Personnel médica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332" calcext:value-type="float">
            <text:p>1347332</text:p>
          </table:table-cell>
          <table:table-cell table:style-name="ce10" office:value-type="date" office:date-value="2019-05-22" calcext:value-type="date">
            <text:p>05-22-19</text:p>
          </table:table-cell>
          <table:table-cell table:style-name="ce3" office:value-type="string" calcext:value-type="string">
            <text:p>CHARLES TURMEL (AVOCAT)</text:p>
          </table:table-cell>
          <table:table-cell table:style-name="ce3"/>
          <table:table-cell table:style-name="ce15" office:value-type="float" office:value="196.85" calcext:value-type="float">
            <text:p>196,85</text:p>
          </table:table-cell>
          <table:table-cell table:style-name="ce3" office:value-type="string" calcext:value-type="string">
            <text:p>Avocat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770" calcext:value-type="float">
            <text:p>1346770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CHRYSTINA CORMIER</text:p>
          </table:table-cell>
          <table:table-cell table:style-name="ce3"/>
          <table:table-cell table:style-name="ce15" office:value-type="float" office:value="2268.53" calcext:value-type="float">
            <text:p>2268,53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22464" calcext:value-type="float">
            <text:p>1322464</text:p>
          </table:table-cell>
          <table:table-cell table:style-name="ce10" office:value-type="date" office:date-value="2019-05-06" calcext:value-type="date">
            <text:p>05-06-19</text:p>
          </table:table-cell>
          <table:table-cell table:style-name="ce3" office:value-type="string" calcext:value-type="string">
            <text:p>ENTRAC INC.</text:p>
          </table:table-cell>
          <table:table-cell table:style-name="ce12"/>
          <table:table-cell table:style-name="ce15" office:value-type="float" office:value="519.69" calcext:value-type="float">
            <text:p>519,69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945" calcext:value-type="float">
            <text:p>1343945</text:p>
          </table:table-cell>
          <table:table-cell table:style-name="ce10" office:value-type="date" office:date-value="2019-05-07" calcext:value-type="date">
            <text:p>05-07-19</text:p>
          </table:table-cell>
          <table:table-cell table:style-name="ce3" office:value-type="string" calcext:value-type="string">
            <text:p>EXPERTISE NEUROSCIENCES INC.</text:p>
          </table:table-cell>
          <table:table-cell table:style-name="ce12"/>
          <table:table-cell table:style-name="ce15" office:value-type="float" office:value="4304.49" calcext:value-type="float">
            <text:p>4304,49</text:p>
          </table:table-cell>
          <table:table-cell table:style-name="ce3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171" calcext:value-type="float">
            <text:p>1344171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GROUPE SANTE DUCORE INC.</text:p>
          </table:table-cell>
          <table:table-cell table:style-name="ce12"/>
          <table:table-cell table:style-name="ce15" office:value-type="float" office:value="3254.61" calcext:value-type="float">
            <text:p>3254,61</text:p>
          </table:table-cell>
          <table:table-cell table:style-name="ce3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324" calcext:value-type="float">
            <text:p>1347324</text:p>
          </table:table-cell>
          <table:table-cell table:style-name="ce10" office:value-type="date" office:date-value="2019-05-22" calcext:value-type="date">
            <text:p>05-22-19</text:p>
          </table:table-cell>
          <table:table-cell table:style-name="ce3" office:value-type="string" calcext:value-type="string">
            <text:p>LES SERVICES D'ARBITRAGE BERTHIER INC</text:p>
          </table:table-cell>
          <table:table-cell table:style-name="ce12"/>
          <table:table-cell table:style-name="ce15" office:value-type="float" office:value="866.15" calcext:value-type="float">
            <text:p>866,15</text:p>
          </table:table-cell>
          <table:table-cell table:style-name="ce3" office:value-type="string" calcext:value-type="string">
            <text:p>Avocat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7" office:value-type="float" office:value="1342941" calcext:value-type="float">
            <text:p>1342941</text:p>
          </table:table-cell>
          <table:table-cell table:style-name="ce10" office:value-type="date" office:date-value="2019-05-02" calcext:value-type="date">
            <text:p>05-02-19</text:p>
          </table:table-cell>
          <table:table-cell table:style-name="ce3" office:value-type="string" calcext:value-type="string">
            <text:p>AEROCHEM INC.</text:p>
          </table:table-cell>
          <table:table-cell table:style-name="ce3"/>
          <table:table-cell table:style-name="ce15" office:value-type="float" office:value="1844.26" calcext:value-type="float">
            <text:p>1844,26</text:p>
          </table:table-cell>
          <table:table-cell table:style-name="ce3" office:value-type="string" calcext:value-type="string">
            <text:p>Huile, graisse et lubrifiant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2556" calcext:value-type="float">
            <text:p>1342556</text:p>
          </table:table-cell>
          <table:table-cell table:style-name="ce10" office:value-type="date" office:date-value="2019-05-01" calcext:value-type="date">
            <text:p>05-01-19</text:p>
          </table:table-cell>
          <table:table-cell table:style-name="ce3" office:value-type="string" calcext:value-type="string">
            <text:p>ANTAGON INTERNATIONNAL</text:p>
          </table:table-cell>
          <table:table-cell table:style-name="ce12"/>
          <table:table-cell table:style-name="ce15" office:value-type="float" office:value="5170.63" calcext:value-type="float">
            <text:p>5170,63</text:p>
          </table:table-cell>
          <table:table-cell table:style-name="ce3" office:value-type="string" calcext:value-type="string">
            <text:p>Mobilier pour protection et sécurité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071" calcext:value-type="float">
            <text:p>1347071</text:p>
          </table:table-cell>
          <table:table-cell table:style-name="ce10" office:value-type="date" office:date-value="2019-05-21" calcext:value-type="date">
            <text:p>05-21-19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3"/>
          <table:table-cell table:style-name="ce15" office:value-type="float" office:value="865" calcext:value-type="float">
            <text:p>865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297" calcext:value-type="float">
            <text:p>1349297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table:number-columns-repeated="2"/>
          <table:table-cell table:style-name="ce15" office:value-type="float" office:value="865" calcext:value-type="float">
            <text:p>865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610" calcext:value-type="float">
            <text:p>1347610</text:p>
          </table:table-cell>
          <table:table-cell table:style-name="ce10" office:value-type="date" office:date-value="2019-05-23" calcext:value-type="date">
            <text:p>05-23-19</text:p>
          </table:table-cell>
          <table:table-cell table:style-name="ce3" office:value-type="string" calcext:value-type="string">
            <text:p>COMPUGEN INC.</text:p>
          </table:table-cell>
          <table:table-cell table:style-name="ce3" office:value-type="float" office:value="1163303" calcext:value-type="float">
            <text:p>1163303</text:p>
          </table:table-cell>
          <table:table-cell table:style-name="ce15" office:value-type="float" office:value="167.68" calcext:value-type="float">
            <text:p>167,6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850" calcext:value-type="float">
            <text:p>1348850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ENTRETIENS J.R. VILLENEUVE INC.</text:p>
          </table:table-cell>
          <table:table-cell table:style-name="ce3"/>
          <table:table-cell table:style-name="ce15" office:value-type="float" office:value="7606.34" calcext:value-type="float">
            <text:p>7606,34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93" calcext:value-type="float">
            <text:p>1346893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HILTI CANADA LTEE</text:p>
          </table:table-cell>
          <table:table-cell table:style-name="ce3"/>
          <table:table-cell table:style-name="ce15" office:value-type="float" office:value="404.97" calcext:value-type="float">
            <text:p>404,97</text:p>
          </table:table-cell>
          <table:table-cell table:style-name="ce3" office:value-type="string" calcext:value-type="string">
            <text:p>Réparation/Entretien - Outil électr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297" calcext:value-type="float">
            <text:p>1346297</text:p>
          </table:table-cell>
          <table:table-cell table:style-name="ce10" office:value-type="date" office:date-value="2019-05-15" calcext:value-type="date">
            <text:p>05-15-19</text:p>
          </table:table-cell>
          <table:table-cell table:style-name="ce3" office:value-type="string" calcext:value-type="string">
            <text:p>PRODUITS SANY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15" office:value-type="float" office:value="460.11" calcext:value-type="float">
            <text:p>460,11</text:p>
          </table:table-cell>
          <table:table-cell table:style-name="ce3" office:value-type="string" calcext:value-type="string">
            <text:p>Produits de nettoyag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85" calcext:value-type="float">
            <text:p>1346885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QUINCAILLERIE NOTRE-DAME DE ST-HENRI INC.</text:p>
          </table:table-cell>
          <table:table-cell table:style-name="ce12"/>
          <table:table-cell table:style-name="ce15" office:value-type="float" office:value="299.08" calcext:value-type="float">
            <text:p>299,08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059" calcext:value-type="float">
            <text:p>1343059</text:p>
          </table:table-cell>
          <table:table-cell table:style-name="ce10" office:value-type="date" office:date-value="2019-05-02" calcext:value-type="date">
            <text:p>05-02-19</text:p>
          </table:table-cell>
          <table:table-cell table:style-name="ce3" office:value-type="string" calcext:value-type="string">
            <text:p>STELEM</text:p>
          </table:table-cell>
          <table:table-cell table:style-name="ce12"/>
          <table:table-cell table:style-name="ce15" office:value-type="float" office:value="356.96" calcext:value-type="float">
            <text:p>356,96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972" calcext:value-type="float">
            <text:p>1344972</text:p>
          </table:table-cell>
          <table:table-cell table:style-name="ce10" office:value-type="date" office:date-value="2019-05-10" calcext:value-type="date">
            <text:p>05-10-19</text:p>
          </table:table-cell>
          <table:table-cell table:style-name="ce3" office:value-type="string" calcext:value-type="string">
            <text:p>VIA PREVENTION</text:p>
          </table:table-cell>
          <table:table-cell table:style-name="ce12"/>
          <table:table-cell table:style-name="ce15" office:value-type="float" office:value="724.26" calcext:value-type="float">
            <text:p>724,26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7" office:value-type="float" office:value="1343407" calcext:value-type="float">
            <text:p>1343407</text:p>
          </table:table-cell>
          <table:table-cell table:style-name="ce10" office:value-type="date" office:date-value="2019-05-03" calcext:value-type="date">
            <text:p>05-03-19</text:p>
          </table:table-cell>
          <table:table-cell table:style-name="ce3" office:value-type="string" calcext:value-type="string">
            <text:p>9121-3090 QUEBEC INC.</text:p>
          </table:table-cell>
          <table:table-cell table:style-name="ce12"/>
          <table:table-cell table:style-name="ce15" office:value-type="float" office:value="5587.44" calcext:value-type="float">
            <text:p>5587,44</text:p>
          </table:table-cell>
          <table:table-cell table:style-name="ce3" office:value-type="string" calcext:value-type="string">
            <text:p>Articles promotionnel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012" calcext:value-type="float">
            <text:p>1348012</text:p>
          </table:table-cell>
          <table:table-cell table:style-name="ce10" office:value-type="date" office:date-value="2019-05-24" calcext:value-type="date">
            <text:p>05-24-19</text:p>
          </table:table-cell>
          <table:table-cell table:style-name="ce3" office:value-type="string" calcext:value-type="string">
            <text:p>CIE DE PIERRE ARCO STONE CO LIMITEE</text:p>
          </table:table-cell>
          <table:table-cell table:style-name="ce12"/>
          <table:table-cell table:style-name="ce15" office:value-type="float" office:value="1574.81" calcext:value-type="float">
            <text:p>1574,81</text:p>
          </table:table-cell>
          <table:table-cell table:style-name="ce3" office:value-type="string" calcext:value-type="string">
            <text:p>Bloc de béton, pavé, pierre et br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972" calcext:value-type="float">
            <text:p>1345972</text:p>
          </table:table-cell>
          <table:table-cell table:style-name="ce10" office:value-type="date" office:date-value="2019-05-15" calcext:value-type="date">
            <text:p>05-15-19</text:p>
          </table:table-cell>
          <table:table-cell table:style-name="ce3" office:value-type="string" calcext:value-type="string">
            <text:p>ENSEIGNES DUMAS</text:p>
          </table:table-cell>
          <table:table-cell table:style-name="ce12"/>
          <table:table-cell table:style-name="ce15" office:value-type="float" office:value="3113.93" calcext:value-type="float">
            <text:p>3113,93</text:p>
          </table:table-cell>
          <table:table-cell table:style-name="ce3" office:value-type="string" calcext:value-type="string">
            <text:p>Entrepreneur en équipements et produits spéciaux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25278" calcext:value-type="float">
            <text:p>1325278</text:p>
          </table:table-cell>
          <table:table-cell table:style-name="ce10" office:value-type="date" office:date-value="2019-05-01" calcext:value-type="date">
            <text:p>05-01-19</text:p>
          </table:table-cell>
          <table:table-cell table:style-name="ce3" office:value-type="string" calcext:value-type="string">
            <text:p>LES MORDUS DE LA LANGUE INC.</text:p>
          </table:table-cell>
          <table:table-cell table:style-name="ce3"/>
          <table:table-cell table:style-name="ce15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35956" calcext:value-type="float">
            <text:p>1335956</text:p>
          </table:table-cell>
          <table:table-cell table:style-name="ce10" office:value-type="date" office:date-value="2019-05-10" calcext:value-type="date">
            <text:p>05-10-19</text:p>
          </table:table-cell>
          <table:table-cell table:style-name="ce3" office:value-type="string" calcext:value-type="string">
            <text:p>MARIE-CLAIRE LEGARE</text:p>
          </table:table-cell>
          <table:table-cell table:style-name="ce3"/>
          <table:table-cell table:style-name="ce15" office:value-type="float" office:value="72" calcext:value-type="float">
            <text:p>72,00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38869" calcext:value-type="float">
            <text:p>1338869</text:p>
          </table:table-cell>
          <table:table-cell table:style-name="ce10" office:value-type="date" office:date-value="2019-05-03" calcext:value-type="date">
            <text:p>05-03-19</text:p>
          </table:table-cell>
          <table:table-cell table:style-name="ce3" office:value-type="string" calcext:value-type="string">
            <text:p>PUBLICATION 9417</text:p>
          </table:table-cell>
          <table:table-cell table:style-name="ce3"/>
          <table:table-cell table:style-name="ce15" office:value-type="float" office:value="1385.83" calcext:value-type="float">
            <text:p>1385,83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7" office:value-type="float" office:value="1345746" calcext:value-type="float">
            <text:p>1345746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ATCO STRUCTURES ET LOGISTICS LTD</text:p>
          </table:table-cell>
          <table:table-cell table:style-name="ce12"/>
          <table:table-cell table:style-name="ce15" office:value-type="float" office:value="11532.88" calcext:value-type="float">
            <text:p>11532,88</text:p>
          </table:table-cell>
          <table:table-cell table:style-name="ce3" office:value-type="string" calcext:value-type="string">
            <text:p>Entrepreneur en systèmes d'assainissement autonom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110" calcext:value-type="float">
            <text:p>1345110</text:p>
          </table:table-cell>
          <table:table-cell table:style-name="ce10" office:value-type="date" office:date-value="2019-05-10" calcext:value-type="date">
            <text:p>05-10-19</text:p>
          </table:table-cell>
          <table:table-cell table:style-name="ce3" office:value-type="string" calcext:value-type="string">
            <text:p>AVEC PLAISIRS</text:p>
          </table:table-cell>
          <table:table-cell table:style-name="ce12"/>
          <table:table-cell table:style-name="ce15" office:value-type="float" office:value="241.14" calcext:value-type="float">
            <text:p>241,14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333" calcext:value-type="float">
            <text:p>1349333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table:number-columns-repeated="2"/>
          <table:table-cell table:style-name="ce15" office:value-type="float" office:value="123.58" calcext:value-type="float">
            <text:p>123,58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280" calcext:value-type="float">
            <text:p>1343280</text:p>
          </table:table-cell>
          <table:table-cell table:style-name="ce10" office:value-type="date" office:date-value="2019-05-03" calcext:value-type="date">
            <text:p>05-03-19</text:p>
          </table:table-cell>
          <table:table-cell table:style-name="ce3" office:value-type="string" calcext:value-type="string">
            <text:p>COMMISSION SCOLAIRE DE MONTREAL (CSDM)</text:p>
          </table:table-cell>
          <table:table-cell table:style-name="ce3"/>
          <table:table-cell table:style-name="ce15" office:value-type="float" office:value="166.28" calcext:value-type="float">
            <text:p>166,28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534" calcext:value-type="float">
            <text:p>1347534</text:p>
          </table:table-cell>
          <table:table-cell table:style-name="ce10" office:value-type="date" office:date-value="2019-05-22" calcext:value-type="date">
            <text:p>05-22-19</text:p>
          </table:table-cell>
          <table:table-cell table:style-name="ce3" office:value-type="string" calcext:value-type="string">
            <text:p>ECOLE DE TECHNOLOGIE SUPERIEURE</text:p>
          </table:table-cell>
          <table:table-cell table:style-name="ce3"/>
          <table:table-cell table:style-name="ce15" office:value-type="float" office:value="4913.41" calcext:value-type="float">
            <text:p>4913,41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686" calcext:value-type="float">
            <text:p>1343686</text:p>
          </table:table-cell>
          <table:table-cell table:style-name="ce10" office:value-type="date" office:date-value="2019-05-06" calcext:value-type="date">
            <text:p>05-06-19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 table:style-name="ce3"/>
          <table:table-cell table:style-name="ce15" office:value-type="float" office:value="24.18" calcext:value-type="float">
            <text:p>24,18</text:p>
          </table:table-cell>
          <table:table-cell table:style-name="ce3" office:value-type="string" calcext:value-type="string">
            <text:p>Frais - Transport en commun, taxi, stationnement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7" office:value-type="float" office:value="1321491" calcext:value-type="float">
            <text:p>1321491</text:p>
          </table:table-cell>
          <table:table-cell table:style-name="ce10" office:value-type="date" office:date-value="2019-05-16" calcext:value-type="date">
            <text:p>05-16-19</text:p>
          </table:table-cell>
          <table:table-cell table:style-name="ce3" office:value-type="string" calcext:value-type="string">
            <text:p>ABATTAGE D'ARBRES DES BASSE LAURENTIDES ENR.</text:p>
          </table:table-cell>
          <table:table-cell table:style-name="ce12"/>
          <table:table-cell table:style-name="ce15" office:value-type="float" office:value="1286.1" calcext:value-type="float">
            <text:p>1286,10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2598" calcext:value-type="float">
            <text:p>1342598</text:p>
          </table:table-cell>
          <table:table-cell table:style-name="ce10" office:value-type="date" office:date-value="2019-05-01" calcext:value-type="date">
            <text:p>05-01-19</text:p>
          </table:table-cell>
          <table:table-cell table:style-name="ce3" office:value-type="string" calcext:value-type="string">
            <text:p>BARRIERE QMB INC.</text:p>
          </table:table-cell>
          <table:table-cell table:style-name="ce12"/>
          <table:table-cell table:style-name="ce15" office:value-type="float" office:value="7031.96" calcext:value-type="float">
            <text:p>7031,96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926" calcext:value-type="float">
            <text:p>1347926</text:p>
          </table:table-cell>
          <table:table-cell table:style-name="ce10" office:value-type="date" office:date-value="2019-05-24" calcext:value-type="date">
            <text:p>05-24-19</text:p>
          </table:table-cell>
          <table:table-cell table:style-name="ce3" office:value-type="string" calcext:value-type="string">
            <text:p>CONSTRUCTION VIATEK INC.</text:p>
          </table:table-cell>
          <table:table-cell table:style-name="ce3"/>
          <table:table-cell table:style-name="ce15" office:value-type="float" office:value="18131.34" calcext:value-type="float">
            <text:p>18131,34</text:p>
          </table:table-cell>
          <table:table-cell table:style-name="ce3" office:value-type="string" calcext:value-type="string">
            <text:p>Réparation de conduit d'aqueduc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017" calcext:value-type="float">
            <text:p>1349017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DEVELOTECH INC.</text:p>
          </table:table-cell>
          <table:table-cell table:style-name="ce3"/>
          <table:table-cell table:style-name="ce15" office:value-type="float" office:value="20945" calcext:value-type="float">
            <text:p>20945,00</text:p>
          </table:table-cell>
          <table:table-cell table:style-name="ce3" office:value-type="string" calcext:value-type="string">
            <text:p>Service - Éclairage de rue et signalisa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2966" calcext:value-type="float">
            <text:p>1342966</text:p>
          </table:table-cell>
          <table:table-cell table:style-name="ce10" office:value-type="date" office:date-value="2019-05-02" calcext:value-type="date">
            <text:p>05-02-19</text:p>
          </table:table-cell>
          <table:table-cell table:style-name="ce3" office:value-type="string" calcext:value-type="string">
            <text:p>ENTREPRISE T.R.A. (2011) INC.</text:p>
          </table:table-cell>
          <table:table-cell table:style-name="ce3"/>
          <table:table-cell table:style-name="ce15" office:value-type="float" office:value="15748.12" calcext:value-type="float">
            <text:p>15748,12</text:p>
          </table:table-cell>
          <table:table-cell table:style-name="ce3" office:value-type="string" calcext:value-type="string">
            <text:p>Service - Marquage de r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969" calcext:value-type="float">
            <text:p>1343969</text:p>
          </table:table-cell>
          <table:table-cell table:style-name="ce10" office:value-type="date" office:date-value="2019-05-07" calcext:value-type="date">
            <text:p>05-07-19</text:p>
          </table:table-cell>
          <table:table-cell table:style-name="ce3" office:value-type="string" calcext:value-type="string">
            <text:p>STELEM</text:p>
          </table:table-cell>
          <table:table-cell table:style-name="ce12"/>
          <table:table-cell table:style-name="ce15" office:value-type="float" office:value="20147.1" calcext:value-type="float">
            <text:p>20147,10</text:p>
          </table:table-cell>
          <table:table-cell table:style-name="ce3" office:value-type="string" calcext:value-type="string">
            <text:p>Outil pneumat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713" calcext:value-type="float">
            <text:p>1344713</text:p>
          </table:table-cell>
          <table:table-cell table:style-name="ce10" office:value-type="date" office:date-value="2019-05-09" calcext:value-type="date">
            <text:p>05-09-19</text:p>
          </table:table-cell>
          <table:table-cell table:style-name="ce3" office:value-type="string" calcext:value-type="string">
            <text:p>TRAFIC INNOVATION INC.</text:p>
          </table:table-cell>
          <table:table-cell table:style-name="ce3"/>
          <table:table-cell table:style-name="ce15" office:value-type="float" office:value="20420.06" calcext:value-type="float">
            <text:p>20420,06</text:p>
          </table:table-cell>
          <table:table-cell table:style-name="ce3" office:value-type="string" calcext:value-type="string">
            <text:p>Équipement sécurité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7" office:value-type="float" office:value="1344468" calcext:value-type="float">
            <text:p>1344468</text:p>
          </table:table-cell>
          <table:table-cell table:style-name="ce10" office:value-type="date" office:date-value="2019-05-08" calcext:value-type="date">
            <text:p>05-08-19</text:p>
          </table:table-cell>
          <table:table-cell table:style-name="ce3" office:value-type="string" calcext:value-type="string">
            <text:p>9264-6272 QUEBEC INC.</text:p>
          </table:table-cell>
          <table:table-cell table:style-name="ce12"/>
          <table:table-cell table:style-name="ce15" office:value-type="float" office:value="1443.58" calcext:value-type="float">
            <text:p>1443,58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563" calcext:value-type="float">
            <text:p>1348563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ASSOCIATION DES BIBLIOTHEQUES PUBLIQUES DU QUEBEC</text:p>
          </table:table-cell>
          <table:table-cell table:style-name="ce12"/>
          <table:table-cell table:style-name="ce15" office:value-type="float" office:value="2565.98" calcext:value-type="float">
            <text:p>2565,98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676" calcext:value-type="float">
            <text:p>1348676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AUVITEC LTEE</text:p>
          </table:table-cell>
          <table:table-cell table:style-name="ce12"/>
          <table:table-cell table:style-name="ce15" office:value-type="float" office:value="2162.21" calcext:value-type="float">
            <text:p>2162,21</text:p>
          </table:table-cell>
          <table:table-cell table:style-name="ce3" office:value-type="string" calcext:value-type="string">
            <text:p>Location - Équipement de scèn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422" calcext:value-type="float">
            <text:p>1348422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COMPUGEN INC.</text:p>
          </table:table-cell>
          <table:table-cell table:style-name="ce3" office:value-type="float" office:value="1163303" calcext:value-type="float">
            <text:p>1163303</text:p>
          </table:table-cell>
          <table:table-cell table:style-name="ce15" office:value-type="float" office:value="419.2" calcext:value-type="float">
            <text:p>419,2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98" calcext:value-type="float">
            <text:p>1346898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CORPORATE EXPRESS CANADA INC. (STAPLES AVANTAGE)</text:p>
          </table:table-cell>
          <table:table-cell table:style-name="ce12"/>
          <table:table-cell table:style-name="ce15" office:value-type="float" office:value="1396.32" calcext:value-type="float">
            <text:p>1396,32</text:p>
          </table:table-cell>
          <table:table-cell table:style-name="ce3" office:value-type="string" calcext:value-type="string">
            <text:p>Accessoires et fournitures de mobilier de bureau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470" calcext:value-type="float">
            <text:p>1344470</text:p>
          </table:table-cell>
          <table:table-cell table:style-name="ce10" office:value-type="date" office:date-value="2019-05-08" calcext:value-type="date">
            <text:p>05-08-19</text:p>
          </table:table-cell>
          <table:table-cell table:style-name="ce3" office:value-type="string" calcext:value-type="string">
            <text:p>C.P.U. DESIGN INC.</text:p>
          </table:table-cell>
          <table:table-cell table:style-name="ce12"/>
          <table:table-cell table:style-name="ce15" office:value-type="float" office:value="158.74" calcext:value-type="float">
            <text:p>158,74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761" calcext:value-type="float">
            <text:p>1345761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CPU SERVICE INC.</text:p>
          </table:table-cell>
          <table:table-cell table:style-name="ce12"/>
          <table:table-cell table:style-name="ce15" office:value-type="float" office:value="6820.5" calcext:value-type="float">
            <text:p>6820,50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545" calcext:value-type="float">
            <text:p>1348545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/>
          <table:table-cell table:style-name="ce12"/>
          <table:table-cell table:style-name="ce15" office:value-type="float" office:value="104.99" calcext:value-type="float">
            <text:p>104,99</text:p>
          </table:table-cell>
          <table:table-cell table:style-name="ce3" office:value-type="string" calcext:value-type="string">
            <text:p>Réparation/Entretien - 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764" calcext:value-type="float">
            <text:p>1345764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FERO TRANSPORT INC.</text:p>
          </table:table-cell>
          <table:table-cell table:style-name="ce12"/>
          <table:table-cell table:style-name="ce15" office:value-type="float" office:value="2309.72" calcext:value-type="float">
            <text:p>2309,72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898" calcext:value-type="float">
            <text:p>1347898</text:p>
          </table:table-cell>
          <table:table-cell table:style-name="ce10" office:value-type="date" office:date-value="2019-05-24" calcext:value-type="date">
            <text:p>05-24-19</text:p>
          </table:table-cell>
          <table:table-cell table:style-name="ce3" office:value-type="string" calcext:value-type="string">
            <text:p>L.L. LOZEAU LTEE.</text:p>
          </table:table-cell>
          <table:table-cell table:style-name="ce12"/>
          <table:table-cell table:style-name="ce15" office:value-type="float" office:value="861.72" calcext:value-type="float">
            <text:p>861,72</text:p>
          </table:table-cell>
          <table:table-cell table:style-name="ce3" office:value-type="string" calcext:value-type="string">
            <text:p>Appareil de communica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473" calcext:value-type="float">
            <text:p>1344473</text:p>
          </table:table-cell>
          <table:table-cell table:style-name="ce10" office:value-type="date" office:date-value="2019-05-08" calcext:value-type="date">
            <text:p>05-08-19</text:p>
          </table:table-cell>
          <table:table-cell table:style-name="ce3" office:value-type="string" calcext:value-type="string">
            <text:p>LOCATION SAUVAGEAU INC.</text:p>
          </table:table-cell>
          <table:table-cell table:style-name="ce12"/>
          <table:table-cell table:style-name="ce15" office:value-type="float" office:value="2517.6" calcext:value-type="float">
            <text:p>2517,60</text:p>
          </table:table-cell>
          <table:table-cell table:style-name="ce3" office:value-type="string" calcext:value-type="string">
            <text:p>Équipement de manuten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901" calcext:value-type="float">
            <text:p>1346901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MONSIEUR MACARONS INC.</text:p>
          </table:table-cell>
          <table:table-cell table:style-name="ce12"/>
          <table:table-cell table:style-name="ce15" office:value-type="float" office:value="640.58" calcext:value-type="float">
            <text:p>640,58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95" calcext:value-type="float">
            <text:p>1346895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ROBOTSHOP INC.</text:p>
          </table:table-cell>
          <table:table-cell table:style-name="ce12"/>
          <table:table-cell table:style-name="ce15" office:value-type="float" office:value="659.69" calcext:value-type="float">
            <text:p>659,69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737" calcext:value-type="float">
            <text:p>1345737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SOLOTECH INC</text:p>
          </table:table-cell>
          <table:table-cell table:style-name="ce12"/>
          <table:table-cell table:style-name="ce15" office:value-type="float" office:value="223.81" calcext:value-type="float">
            <text:p>223,81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559" calcext:value-type="float">
            <text:p>1348559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TURCOTTE DESIGN INC.</text:p>
          </table:table-cell>
          <table:table-cell table:style-name="ce12"/>
          <table:table-cell table:style-name="ce15" office:value-type="float" office:value="944.89" calcext:value-type="float">
            <text:p>944,89</text:p>
          </table:table-cell>
          <table:table-cell table:style-name="ce3" office:value-type="string" calcext:value-type="string">
            <text:p>Service - Production d'élément d'exposit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7" office:value-type="float" office:value="1343111" calcext:value-type="float">
            <text:p>1343111</text:p>
          </table:table-cell>
          <table:table-cell table:style-name="ce10" office:value-type="date" office:date-value="2019-05-02" calcext:value-type="date">
            <text:p>05-02-19</text:p>
          </table:table-cell>
          <table:table-cell table:style-name="ce3" office:value-type="string" calcext:value-type="string">
            <text:p>BOUTY INC</text:p>
          </table:table-cell>
          <table:table-cell table:style-name="ce3" office:value-type="float" office:value="1013950" calcext:value-type="float">
            <text:p>1013950</text:p>
          </table:table-cell>
          <table:table-cell table:style-name="ce15" office:value-type="float" office:value="944.67" calcext:value-type="float">
            <text:p>944,67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114" calcext:value-type="float">
            <text:p>1345114</text:p>
          </table:table-cell>
          <table:table-cell table:style-name="ce10" office:value-type="date" office:date-value="2019-05-10" calcext:value-type="date">
            <text:p>05-10-19</text:p>
          </table:table-cell>
          <table:table-cell table:style-name="ce3" office:value-type="string" calcext:value-type="string">
            <text:p>COLLEGE DE ROSEMONT</text:p>
          </table:table-cell>
          <table:table-cell table:style-name="ce3"/>
          <table:table-cell table:style-name="ce15" office:value-type="float" office:value="7716.58" calcext:value-type="float">
            <text:p>7716,58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174" calcext:value-type="float">
            <text:p>1344174</text:p>
          </table:table-cell>
          <table:table-cell table:style-name="ce10" office:value-type="date" office:date-value="2019-05-08" calcext:value-type="date">
            <text:p>05-08-19</text:p>
          </table:table-cell>
          <table:table-cell table:style-name="ce3" office:value-type="string" calcext:value-type="string">
            <text:p>COMPUGEN INC.</text:p>
          </table:table-cell>
          <table:table-cell table:style-name="ce3" office:value-type="float" office:value="1163303" calcext:value-type="float">
            <text:p>1163303</text:p>
          </table:table-cell>
          <table:table-cell table:style-name="ce15" office:value-type="float" office:value="454.66" calcext:value-type="float">
            <text:p>454,66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185" calcext:value-type="float">
            <text:p>1344185</text:p>
          </table:table-cell>
          <table:table-cell table:style-name="ce10" office:value-type="date" office:date-value="2019-05-08" calcext:value-type="date">
            <text:p>05-08-19</text:p>
          </table:table-cell>
          <table:table-cell table:style-name="ce3" office:value-type="string" calcext:value-type="string">
            <text:p>GROUPE TRIUM INC.</text:p>
          </table:table-cell>
          <table:table-cell table:style-name="ce3"/>
          <table:table-cell table:style-name="ce15" office:value-type="float" office:value="493.43" calcext:value-type="float">
            <text:p>493,43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405" calcext:value-type="float">
            <text:p>1346405</text:p>
          </table:table-cell>
          <table:table-cell table:style-name="ce10" office:value-type="date" office:date-value="2019-05-16" calcext:value-type="date">
            <text:p>05-16-19</text:p>
          </table:table-cell>
          <table:table-cell table:style-name="ce3" office:value-type="string" calcext:value-type="string">
            <text:p>PARIS, LADOUCEUR &amp; ASSOCIES INC.</text:p>
          </table:table-cell>
          <table:table-cell table:style-name="ce3" office:value-type="float" office:value="1278192" calcext:value-type="float">
            <text:p>1278192</text:p>
          </table:table-cell>
          <table:table-cell table:style-name="ce15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045" calcext:value-type="float">
            <text:p>1347045</text:p>
          </table:table-cell>
          <table:table-cell table:style-name="ce10" office:value-type="date" office:date-value="2019-05-21" calcext:value-type="date">
            <text:p>05-21-19</text:p>
          </table:table-cell>
          <table:table-cell table:style-name="ce3"/>
          <table:table-cell table:style-name="ce3" office:value-type="float" office:value="1278192" calcext:value-type="float">
            <text:p>1278192</text:p>
          </table:table-cell>
          <table:table-cell table:style-name="ce15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650" calcext:value-type="float">
            <text:p>1347650</text:p>
          </table:table-cell>
          <table:table-cell table:style-name="ce10" office:value-type="date" office:date-value="2019-05-23" calcext:value-type="date">
            <text:p>05-23-19</text:p>
          </table:table-cell>
          <table:table-cell table:style-name="ce3"/>
          <table:table-cell table:style-name="ce3" office:value-type="float" office:value="1278192" calcext:value-type="float">
            <text:p>1278192</text:p>
          </table:table-cell>
          <table:table-cell table:style-name="ce15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653" calcext:value-type="float">
            <text:p>1347653</text:p>
          </table:table-cell>
          <table:table-cell table:style-name="ce10" office:value-type="date" office:date-value="2019-05-23" calcext:value-type="date">
            <text:p>05-23-19</text:p>
          </table:table-cell>
          <table:table-cell table:style-name="ce3"/>
          <table:table-cell table:style-name="ce3" office:value-type="float" office:value="1278192" calcext:value-type="float">
            <text:p>1278192</text:p>
          </table:table-cell>
          <table:table-cell table:style-name="ce15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7" office:value-type="float" office:value="1326681" calcext:value-type="float">
            <text:p>1326681</text:p>
          </table:table-cell>
          <table:table-cell table:style-name="ce10" office:value-type="date" office:date-value="2019-05-22" calcext:value-type="date">
            <text:p>05-22-19</text:p>
          </table:table-cell>
          <table:table-cell table:style-name="ce3" office:value-type="string" calcext:value-type="string">
            <text:p>CLEB LABORATOIRE INC.</text:p>
          </table:table-cell>
          <table:table-cell table:style-name="ce3"/>
          <table:table-cell table:style-name="ce15" office:value-type="float" office:value="3359.6" calcext:value-type="float">
            <text:p>3359,60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638" calcext:value-type="float">
            <text:p>1347638</text:p>
          </table:table-cell>
          <table:table-cell table:style-name="ce10" office:value-type="date" office:date-value="2019-05-23" calcext:value-type="date">
            <text:p>05-23-19</text:p>
          </table:table-cell>
          <table:table-cell table:style-name="ce3" office:value-type="string" calcext:value-type="string">
            <text:p>CONSTRUCTION PIRAVIC INC.</text:p>
          </table:table-cell>
          <table:table-cell table:style-name="ce3"/>
          <table:table-cell table:style-name="ce15" office:value-type="float" office:value="22467.32" calcext:value-type="float">
            <text:p>22467,32</text:p>
          </table:table-cell>
          <table:table-cell table:style-name="ce3" office:value-type="string" calcext:value-type="string">
            <text:p>Entrepreneur en structures de bét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901" calcext:value-type="float">
            <text:p>1343901</text:p>
          </table:table-cell>
          <table:table-cell table:style-name="ce10" office:value-type="date" office:date-value="2019-05-07" calcext:value-type="date">
            <text:p>05-07-19</text:p>
          </table:table-cell>
          <table:table-cell table:style-name="ce3" office:value-type="string" calcext:value-type="string">
            <text:p>ENSEIGNES CMD INC.</text:p>
          </table:table-cell>
          <table:table-cell table:style-name="ce12"/>
          <table:table-cell table:style-name="ce15" office:value-type="float" office:value="1230.45" calcext:value-type="float">
            <text:p>1230,45</text:p>
          </table:table-cell>
          <table:table-cell table:style-name="ce3" office:value-type="string" calcext:value-type="string">
            <text:p>Matériel pour communication graph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281442" calcext:value-type="float">
            <text:p>1281442</text:p>
          </table:table-cell>
          <table:table-cell table:style-name="ce10" office:value-type="date" office:date-value="2019-05-16" calcext:value-type="date">
            <text:p>05-16-19</text:p>
          </table:table-cell>
          <table:table-cell table:style-name="ce3" office:value-type="string" calcext:value-type="string">
            <text:p>GRAVITAIRE S.E.N.C.</text:p>
          </table:table-cell>
          <table:table-cell table:style-name="ce12"/>
          <table:table-cell table:style-name="ce15" office:value-type="float" office:value="519.69" calcext:value-type="float">
            <text:p>519,69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685" calcext:value-type="float">
            <text:p>1348685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LES REALISATIONS CONCEPTUM INTERNATIONAL INC.</text:p>
          </table:table-cell>
          <table:table-cell table:style-name="ce3"/>
          <table:table-cell table:style-name="ce15" office:value-type="float" office:value="4356.98" calcext:value-type="float">
            <text:p>4356,98</text:p>
          </table:table-cell>
          <table:table-cell table:style-name="ce3" office:value-type="string" calcext:value-type="string">
            <text:p>Service - Ébénisteri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119" calcext:value-type="float">
            <text:p>1345119</text:p>
          </table:table-cell>
          <table:table-cell table:style-name="ce10" office:value-type="date" office:date-value="2019-05-10" calcext:value-type="date">
            <text:p>05-10-19</text:p>
          </table:table-cell>
          <table:table-cell table:style-name="ce3" office:value-type="string" calcext:value-type="string">
            <text:p>META + FORME PAYSAGES INC.</text:p>
          </table:table-cell>
          <table:table-cell table:style-name="ce3"/>
          <table:table-cell table:style-name="ce15" office:value-type="float" office:value="4829.42" calcext:value-type="float">
            <text:p>4829,42</text:p>
          </table:table-cell>
          <table:table-cell table:style-name="ce3" office:value-type="string" calcext:value-type="string">
            <text:p>Architectes-paysagist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112" calcext:value-type="float">
            <text:p>1343112</text:p>
          </table:table-cell>
          <table:table-cell table:style-name="ce10" office:value-type="date" office:date-value="2019-05-02" calcext:value-type="date">
            <text:p>05-02-19</text:p>
          </table:table-cell>
          <table:table-cell table:style-name="ce3" office:value-type="string" calcext:value-type="string">
            <text:p>SAKO ELECTRIQUE LTEE</text:p>
          </table:table-cell>
          <table:table-cell table:style-name="ce12"/>
          <table:table-cell table:style-name="ce15" office:value-type="float" office:value="14011.63" calcext:value-type="float">
            <text:p>14011,63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590" calcext:value-type="float">
            <text:p>1348590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UNITED RENTALS DU CANADA</text:p>
          </table:table-cell>
          <table:table-cell table:style-name="ce12"/>
          <table:table-cell table:style-name="ce15" office:value-type="float" office:value="8671.74" calcext:value-type="float">
            <text:p>8671,74</text:p>
          </table:table-cell>
          <table:table-cell table:style-name="ce3" office:value-type="string" calcext:value-type="string">
            <text:p>Location - Génératric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750" calcext:value-type="float">
            <text:p>1345750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WOLTERS KLUWER QUEBEC LTEE</text:p>
          </table:table-cell>
          <table:table-cell table:style-name="ce12"/>
          <table:table-cell table:style-name="ce15" office:value-type="float" office:value="800" calcext:value-type="float">
            <text:p>800,0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AUTHIER, STEPHANE</text:p>
          </table:table-cell>
          <table:table-cell table:style-name="ce7" office:value-type="float" office:value="1345715" calcext:value-type="float">
            <text:p>1345715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12"/>
          <table:table-cell table:style-name="ce15" office:value-type="float" office:value="394.24" calcext:value-type="float">
            <text:p>394,24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117" calcext:value-type="float">
            <text:p>1345117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ULINE CANADA CORP</text:p>
          </table:table-cell>
          <table:table-cell/>
          <table:table-cell table:style-name="ce15" office:value-type="float" office:value="99.52" calcext:value-type="float">
            <text:p>99,52</text:p>
          </table:table-cell>
          <table:table-cell table:style-name="ce3" office:value-type="string" calcext:value-type="string">
            <text:p>Accessoires et fournitures de mobilier de bureau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7" office:value-type="float" office:value="1342541" calcext:value-type="float">
            <text:p>1342541</text:p>
          </table:table-cell>
          <table:table-cell table:style-name="ce10" office:value-type="date" office:date-value="2019-05-01" calcext:value-type="date">
            <text:p>05-01-19</text:p>
          </table:table-cell>
          <table:table-cell table:style-name="ce3" office:value-type="string" calcext:value-type="string">
            <text:p>CEGEP DE SAINT-LAURENT</text:p>
          </table:table-cell>
          <table:table-cell/>
          <table:table-cell table:style-name="ce15" office:value-type="float" office:value="1469.82" calcext:value-type="float">
            <text:p>1469,8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60" calcext:value-type="float">
            <text:p>1346860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CLEMENT HYDRAULITECH INC.</text:p>
          </table:table-cell>
          <table:table-cell table:style-name="ce12"/>
          <table:table-cell table:style-name="ce15" office:value-type="float" office:value="314.96" calcext:value-type="float">
            <text:p>314,96</text:p>
          </table:table-cell>
          <table:table-cell table:style-name="ce3" office:value-type="string" calcext:value-type="string">
            <text:p>Réparation/Entretien - Machine et équipement de construc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302" calcext:value-type="float">
            <text:p>1347302</text:p>
          </table:table-cell>
          <table:table-cell table:style-name="ce10" office:value-type="date" office:date-value="2019-05-22" calcext:value-type="date">
            <text:p>05-22-19</text:p>
          </table:table-cell>
          <table:table-cell table:style-name="ce3" office:value-type="string" calcext:value-type="string">
            <text:p>CREUSAGE RL</text:p>
          </table:table-cell>
          <table:table-cell table:style-name="ce12"/>
          <table:table-cell table:style-name="ce15" office:value-type="float" office:value="1063" calcext:value-type="float">
            <text:p>1063,00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318" calcext:value-type="float">
            <text:p>1347318</text:p>
          </table:table-cell>
          <table:table-cell table:style-name="ce10" office:value-type="date" office:date-value="2019-05-22" calcext:value-type="date">
            <text:p>05-22-19</text:p>
          </table:table-cell>
          <table:table-cell table:style-name="ce3" table:number-columns-repeated="2"/>
          <table:table-cell table:style-name="ce15" office:value-type="float" office:value="1063" calcext:value-type="float">
            <text:p>1063,00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228" calcext:value-type="float">
            <text:p>1343228</text:p>
          </table:table-cell>
          <table:table-cell table:style-name="ce10" office:value-type="date" office:date-value="2019-05-03" calcext:value-type="date">
            <text:p>05-03-19</text:p>
          </table:table-cell>
          <table:table-cell table:style-name="ce3" office:value-type="string" calcext:value-type="string">
            <text:p>GAZTEK INC</text:p>
          </table:table-cell>
          <table:table-cell table:style-name="ce3"/>
          <table:table-cell table:style-name="ce15" office:value-type="float" office:value="2396.34" calcext:value-type="float">
            <text:p>2396,34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111" calcext:value-type="float">
            <text:p>1346111</text:p>
          </table:table-cell>
          <table:table-cell table:style-name="ce10" office:value-type="date" office:date-value="2019-05-15" calcext:value-type="date">
            <text:p>05-15-19</text:p>
          </table:table-cell>
          <table:table-cell table:style-name="ce3" office:value-type="string" calcext:value-type="string">
            <text:p>GLOCO INC.</text:p>
          </table:table-cell>
          <table:table-cell table:style-name="ce3"/>
          <table:table-cell table:style-name="ce15" office:value-type="float" office:value="390.81" calcext:value-type="float">
            <text:p>390,81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605" calcext:value-type="float">
            <text:p>1348605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GORL'EAU INC.</text:p>
          </table:table-cell>
          <table:table-cell table:style-name="ce3"/>
          <table:table-cell table:style-name="ce15" office:value-type="float" office:value="9128.66" calcext:value-type="float">
            <text:p>9128,66</text:p>
          </table:table-cell>
          <table:table-cell table:style-name="ce3" office:value-type="string" calcext:value-type="string">
            <text:p>Entrepreneur en isolation, étanchéité, couvertures et revêtement extérieu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506" calcext:value-type="float">
            <text:p>1348506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GROUPE SANYVAN INC.</text:p>
          </table:table-cell>
          <table:table-cell table:style-name="ce3"/>
          <table:table-cell table:style-name="ce15" office:value-type="float" office:value="5595.83" calcext:value-type="float">
            <text:p>5595,83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598" calcext:value-type="float">
            <text:p>1343598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office:value-type="string" calcext:value-type="string">
            <text:p>INOLEC</text:p>
          </table:table-cell>
          <table:table-cell table:style-name="ce3"/>
          <table:table-cell table:style-name="ce15" office:value-type="float" office:value="587.93" calcext:value-type="float">
            <text:p>587,93</text:p>
          </table:table-cell>
          <table:table-cell table:style-name="ce3" office:value-type="string" calcext:value-type="string">
            <text:p>Réparation/Entretien - Machine et équipement de construc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38056" calcext:value-type="float">
            <text:p>1338056</text:p>
          </table:table-cell>
          <table:table-cell table:style-name="ce10" office:value-type="date" office:date-value="2019-05-10" calcext:value-type="date">
            <text:p>05-10-19</text:p>
          </table:table-cell>
          <table:table-cell table:style-name="ce3" office:value-type="string" calcext:value-type="string">
            <text:p>LANAUCO LTEE</text:p>
          </table:table-cell>
          <table:table-cell table:style-name="ce12"/>
          <table:table-cell table:style-name="ce15" office:value-type="float" office:value="104.99" calcext:value-type="float">
            <text:p>104,99</text:p>
          </table:table-cell>
          <table:table-cell table:style-name="ce3" office:value-type="string" calcext:value-type="string">
            <text:p>Poteau et fût pour signalisation lumineuse et éclairage urbai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906" calcext:value-type="float">
            <text:p>1348906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LES INDUSTRIES MC ASPHALT LTEE</text:p>
          </table:table-cell>
          <table:table-cell table:style-name="ce12"/>
          <table:table-cell table:style-name="ce15" office:value-type="float" office:value="1973.76" calcext:value-type="float">
            <text:p>1973,76</text:p>
          </table:table-cell>
          <table:table-cell table:style-name="ce3" office:value-type="string" calcext:value-type="string">
            <text:p>Adhésif, colle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7" office:value-type="float" office:value="1336626" calcext:value-type="float">
            <text:p>1336626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LES INDUSTRIES SIMEXCO INC</text:p>
          </table:table-cell>
          <table:table-cell table:style-name="ce3"/>
          <table:table-cell table:style-name="ce15" office:value-type="float" office:value="3254.61" calcext:value-type="float">
            <text:p>3254,61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961" calcext:value-type="float">
            <text:p>1343961</text:p>
          </table:table-cell>
          <table:table-cell table:style-name="ce10" office:value-type="date" office:date-value="2019-05-07" calcext:value-type="date">
            <text:p>05-07-19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3"/>
          <table:table-cell table:style-name="ce15" office:value-type="float" office:value="382.39" calcext:value-type="float">
            <text:p>382,39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03" calcext:value-type="float">
            <text:p>1346803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PRODUITS SANY</text:p>
          </table:table-cell>
          <table:table-cell table:style-name="ce3"/>
          <table:table-cell table:style-name="ce15" office:value-type="float" office:value="323.36" calcext:value-type="float">
            <text:p>323,36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047" calcext:value-type="float">
            <text:p>1349047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SIGNEL SERVICES INC</text:p>
          </table:table-cell>
          <table:table-cell table:style-name="ce3"/>
          <table:table-cell table:style-name="ce15" office:value-type="float" office:value="591.92" calcext:value-type="float">
            <text:p>591,92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06" calcext:value-type="float">
            <text:p>1346806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TENAQUIP LIMITED</text:p>
          </table:table-cell>
          <table:table-cell table:style-name="ce3"/>
          <table:table-cell table:style-name="ce15" office:value-type="float" office:value="207.88" calcext:value-type="float">
            <text:p>207,88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MPERIS, APOSTOLOS MARIO</text:p>
          </table:table-cell>
          <table:table-cell table:style-name="ce7" office:value-type="float" office:value="1346890" calcext:value-type="float">
            <text:p>1346890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9387-9013 QUEBEC INC.</text:p>
          </table:table-cell>
          <table:table-cell table:style-name="ce3"/>
          <table:table-cell table:style-name="ce15" office:value-type="float" office:value="421.23" calcext:value-type="float">
            <text:p>421,23</text:p>
          </table:table-cell>
          <table:table-cell table:style-name="ce3" office:value-type="string" calcext:value-type="string">
            <text:p>Service - Organisation d'activités sportiv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627" calcext:value-type="float">
            <text:p>1347627</text:p>
          </table:table-cell>
          <table:table-cell table:style-name="ce10" office:value-type="date" office:date-value="2019-05-23" calcext:value-type="date">
            <text:p>05-23-19</text:p>
          </table:table-cell>
          <table:table-cell table:style-name="ce3" office:value-type="string" calcext:value-type="string">
            <text:p>AQUATECHNO SPECIALISTES AQUATIQUES INC.</text:p>
          </table:table-cell>
          <table:table-cell table:style-name="ce3"/>
          <table:table-cell table:style-name="ce15" office:value-type="float" office:value="1062.05" calcext:value-type="float">
            <text:p>1062,05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345" calcext:value-type="float">
            <text:p>1349345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table:number-columns-repeated="2"/>
          <table:table-cell table:style-name="ce15" office:value-type="float" office:value="598.43" calcext:value-type="float">
            <text:p>598,43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643" calcext:value-type="float">
            <text:p>1347643</text:p>
          </table:table-cell>
          <table:table-cell table:style-name="ce10" office:value-type="date" office:date-value="2019-05-23" calcext:value-type="date">
            <text:p>05-23-19</text:p>
          </table:table-cell>
          <table:table-cell table:style-name="ce3" office:value-type="string" calcext:value-type="string">
            <text:p>BOUTY INC</text:p>
          </table:table-cell>
          <table:table-cell table:style-name="ce3" office:value-type="float" office:value="1013950" calcext:value-type="float">
            <text:p>1013950</text:p>
          </table:table-cell>
          <table:table-cell table:style-name="ce15" office:value-type="float" office:value="1012.1" calcext:value-type="float">
            <text:p>1012,10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544" calcext:value-type="float">
            <text:p>1344544</text:p>
          </table:table-cell>
          <table:table-cell table:style-name="ce10" office:value-type="date" office:date-value="2019-05-09" calcext:value-type="date">
            <text:p>05-09-19</text:p>
          </table:table-cell>
          <table:table-cell table:style-name="ce3" office:value-type="string" calcext:value-type="string">
            <text:p>DUBO ELECTRIQUE LTEE</text:p>
          </table:table-cell>
          <table:table-cell table:style-name="ce3"/>
          <table:table-cell table:style-name="ce15" office:value-type="float" office:value="504.92" calcext:value-type="float">
            <text:p>504,92</text:p>
          </table:table-cell>
          <table:table-cell table:style-name="ce3" office:value-type="string" calcext:value-type="string">
            <text:p>Éclairage, lumiè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602" calcext:value-type="float">
            <text:p>1344602</text:p>
          </table:table-cell>
          <table:table-cell table:style-name="ce10" office:value-type="date" office:date-value="2019-05-09" calcext:value-type="date">
            <text:p>05-09-19</text:p>
          </table:table-cell>
          <table:table-cell table:style-name="ce3" office:value-type="string" calcext:value-type="string">
            <text:p>EQUIPEMENT MEDICAL RCL INC.</text:p>
          </table:table-cell>
          <table:table-cell table:style-name="ce12"/>
          <table:table-cell table:style-name="ce15" office:value-type="float" office:value="1280.84" calcext:value-type="float">
            <text:p>1280,84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342" calcext:value-type="float">
            <text:p>1349342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office:value-type="string" calcext:value-type="string">
            <text:p>GABRIEL REMORQUAGE ET TRANSPORT INC.</text:p>
          </table:table-cell>
          <table:table-cell table:style-name="ce12"/>
          <table:table-cell table:style-name="ce15" office:value-type="float" office:value="2015.76" calcext:value-type="float">
            <text:p>2015,76</text:p>
          </table:table-cell>
          <table:table-cell table:style-name="ce3" office:value-type="string" calcext:value-type="string">
            <text:p>Poubelle et conteneu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116" calcext:value-type="float">
            <text:p>1345116</text:p>
          </table:table-cell>
          <table:table-cell table:style-name="ce10" office:value-type="date" office:date-value="2019-05-10" calcext:value-type="date">
            <text:p>05-10-19</text:p>
          </table:table-cell>
          <table:table-cell table:style-name="ce3" office:value-type="string" calcext:value-type="string">
            <text:p>GLOBAL INDUSTRIAL CANADA INC</text:p>
          </table:table-cell>
          <table:table-cell table:style-name="ce12"/>
          <table:table-cell table:style-name="ce15" office:value-type="float" office:value="1112.13" calcext:value-type="float">
            <text:p>1112,13</text:p>
          </table:table-cell>
          <table:table-cell table:style-name="ce3" office:value-type="string" calcext:value-type="string">
            <text:p>Accessoires et fournitures de mobilier de bureau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MPERIS, APOSTOLOS MARIO</text:p>
          </table:table-cell>
          <table:table-cell table:style-name="ce7" office:value-type="float" office:value="1349350" calcext:value-type="float">
            <text:p>1349350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office:value-type="string" calcext:value-type="string">
            <text:p>GROUPE TRIUM INC.</text:p>
          </table:table-cell>
          <table:table-cell table:style-name="ce3"/>
          <table:table-cell table:style-name="ce15" office:value-type="float" office:value="1765.15" calcext:value-type="float">
            <text:p>1765,15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404" calcext:value-type="float">
            <text:p>1344404</text:p>
          </table:table-cell>
          <table:table-cell table:style-name="ce10" office:value-type="date" office:date-value="2019-05-08" calcext:value-type="date">
            <text:p>05-08-19</text:p>
          </table:table-cell>
          <table:table-cell table:style-name="ce3" office:value-type="string" calcext:value-type="string">
            <text:p>PRODUITS SANY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15" office:value-type="float" office:value="527.07" calcext:value-type="float">
            <text:p>527,07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531" calcext:value-type="float">
            <text:p>1344531</text:p>
          </table:table-cell>
          <table:table-cell table:style-name="ce10" office:value-type="date" office:date-value="2019-05-09" calcext:value-type="date">
            <text:p>05-09-19</text:p>
          </table:table-cell>
          <table:table-cell table:style-name="ce3" table:number-columns-repeated="2"/>
          <table:table-cell table:style-name="ce15" office:value-type="float" office:value="406.72" calcext:value-type="float">
            <text:p>406,72</text:p>
          </table:table-cell>
          <table:table-cell table:style-name="ce3" office:value-type="string" calcext:value-type="string">
            <text:p>Appareil d'entretie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774" calcext:value-type="float">
            <text:p>1346774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/>
          <table:table-cell table:style-name="ce3" office:value-type="float" office:value="1048199" calcext:value-type="float">
            <text:p>1048199</text:p>
          </table:table-cell>
          <table:table-cell table:style-name="ce15" office:value-type="float" office:value="256.85" calcext:value-type="float">
            <text:p>256,85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917" calcext:value-type="float">
            <text:p>1346917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/>
          <table:table-cell table:style-name="ce3" office:value-type="float" office:value="1048199" calcext:value-type="float">
            <text:p>1048199</text:p>
          </table:table-cell>
          <table:table-cell table:style-name="ce15" office:value-type="float" office:value="174.87" calcext:value-type="float">
            <text:p>174,87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827" calcext:value-type="float">
            <text:p>1348827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/>
          <table:table-cell table:style-name="ce3" office:value-type="float" office:value="1048199" calcext:value-type="float">
            <text:p>1048199</text:p>
          </table:table-cell>
          <table:table-cell table:style-name="ce15" office:value-type="float" office:value="282.39" calcext:value-type="float">
            <text:p>282,39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200" calcext:value-type="float">
            <text:p>1349200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/>
          <table:table-cell table:style-name="ce3" office:value-type="float" office:value="1048199" calcext:value-type="float">
            <text:p>1048199</text:p>
          </table:table-cell>
          <table:table-cell table:style-name="ce15" office:value-type="float" office:value="831.96" calcext:value-type="float">
            <text:p>831,9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698" calcext:value-type="float">
            <text:p>1348698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TEKNION ROY ET BRETON INC.</text:p>
          </table:table-cell>
          <table:table-cell table:style-name="ce12"/>
          <table:table-cell table:style-name="ce15" office:value-type="float" office:value="1152.13" calcext:value-type="float">
            <text:p>1152,13</text:p>
          </table:table-cell>
          <table:table-cell table:style-name="ce3" office:value-type="string" calcext:value-type="string">
            <text:p>Articles de rengement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688" calcext:value-type="float">
            <text:p>1348688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TENAQUIP LIMITED</text:p>
          </table:table-cell>
          <table:table-cell table:style-name="ce12"/>
          <table:table-cell table:style-name="ce15" office:value-type="float" office:value="112.38" calcext:value-type="float">
            <text:p>112,38</text:p>
          </table:table-cell>
          <table:table-cell table:style-name="ce3" office:value-type="string" calcext:value-type="string">
            <text:p>Adhésif, coll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92" calcext:value-type="float">
            <text:p>1346892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ULINE CANADA CORP</text:p>
          </table:table-cell>
          <table:table-cell table:style-name="ce12"/>
          <table:table-cell table:style-name="ce15" office:value-type="float" office:value="357.22" calcext:value-type="float">
            <text:p>357,22</text:p>
          </table:table-cell>
          <table:table-cell table:style-name="ce3" office:value-type="string" calcext:value-type="string">
            <text:p>Matériel pour loisir, jeu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7" office:value-type="float" office:value="1349355" calcext:value-type="float">
            <text:p>1349355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office:value-type="string" calcext:value-type="string">
            <text:p>AQUAM SPECIALISTE AQUATIQUE INC.</text:p>
          </table:table-cell>
          <table:table-cell table:style-name="ce12"/>
          <table:table-cell table:style-name="ce15" office:value-type="float" office:value="7880.26" calcext:value-type="float">
            <text:p>7880,26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2062" calcext:value-type="float">
            <text:p>1342062</text:p>
          </table:table-cell>
          <table:table-cell table:style-name="ce10" office:value-type="date" office:date-value="2019-05-01" calcext:value-type="date">
            <text:p>05-01-19</text:p>
          </table:table-cell>
          <table:table-cell table:style-name="ce3" office:value-type="string" calcext:value-type="string">
            <text:p>BOURASSA SPORT TECHNOLOGIE INC.</text:p>
          </table:table-cell>
          <table:table-cell table:style-name="ce12"/>
          <table:table-cell table:style-name="ce15" office:value-type="float" office:value="3674.56" calcext:value-type="float">
            <text:p>3674,56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82" calcext:value-type="float">
            <text:p>1346882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SERVICES D'ENTRETIEN ALPHANET INC.</text:p>
          </table:table-cell>
          <table:table-cell table:style-name="ce12"/>
          <table:table-cell table:style-name="ce15" office:value-type="float" office:value="5039.4" calcext:value-type="float">
            <text:p>5039,40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7" office:value-type="float" office:value="1348664" calcext:value-type="float">
            <text:p>1348664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ALAIN TRUDEAU</text:p>
          </table:table-cell>
          <table:table-cell table:style-name="ce12"/>
          <table:table-cell table:style-name="ce15" office:value-type="float" office:value="23250" calcext:value-type="float">
            <text:p>23250,00</text:p>
          </table:table-cell>
          <table:table-cell table:style-name="ce3" office:value-type="string" calcext:value-type="string">
            <text:p>Urbaniste - Design urbai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3383" calcext:value-type="float">
            <text:p>1343383</text:p>
          </table:table-cell>
          <table:table-cell table:style-name="ce10" office:value-type="date" office:date-value="2019-05-03" calcext:value-type="date">
            <text:p>05-03-19</text:p>
          </table:table-cell>
          <table:table-cell table:style-name="ce3" office:value-type="string" calcext:value-type="string">
            <text:p>ANDREE-ANNE ROY</text:p>
          </table:table-cell>
          <table:table-cell table:style-name="ce12"/>
          <table:table-cell table:style-name="ce15" office:value-type="float" office:value="3400" calcext:value-type="float">
            <text:p>3400,00</text:p>
          </table:table-cell>
          <table:table-cell table:style-name="ce3" office:value-type="string" calcext:value-type="string">
            <text:p>Conseiller en planification stratég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23910" calcext:value-type="float">
            <text:p>1323910</text:p>
          </table:table-cell>
          <table:table-cell table:style-name="ce10" office:value-type="date" office:date-value="2019-05-02" calcext:value-type="date">
            <text:p>05-02-19</text:p>
          </table:table-cell>
          <table:table-cell table:style-name="ce3" office:value-type="string" calcext:value-type="string">
            <text:p>AXOR EXPERTS-CONSEILS INC.</text:p>
          </table:table-cell>
          <table:table-cell table:style-name="ce12"/>
          <table:table-cell table:style-name="ce15" office:value-type="float" office:value="5065.65" calcext:value-type="float">
            <text:p>5065,65</text:p>
          </table:table-cell>
          <table:table-cell table:style-name="ce3" office:value-type="string" calcext:value-type="string">
            <text:p>Ingénieur - Gestion de projet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31515" calcext:value-type="float">
            <text:p>1331515</text:p>
          </table:table-cell>
          <table:table-cell table:style-name="ce10" office:value-type="date" office:date-value="2019-05-31" calcext:value-type="date">
            <text:p>05-31-19</text:p>
          </table:table-cell>
          <table:table-cell table:style-name="ce3" office:value-type="string" calcext:value-type="string">
            <text:p>BOO! DESIGN INC.</text:p>
          </table:table-cell>
          <table:table-cell table:style-name="ce12"/>
          <table:table-cell table:style-name="ce15" office:value-type="float" office:value="9448.86" calcext:value-type="float">
            <text:p>9448,8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886" calcext:value-type="float">
            <text:p>1348886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C.P.U. DESIGN INC.</text:p>
          </table:table-cell>
          <table:table-cell table:style-name="ce3" office:value-type="float" office:value="1164102" calcext:value-type="float">
            <text:p>1164102</text:p>
          </table:table-cell>
          <table:table-cell table:style-name="ce15" office:value-type="float" office:value="43.57" calcext:value-type="float">
            <text:p>43,57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139" calcext:value-type="float">
            <text:p>1349139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/>
          <table:table-cell table:style-name="ce3" office:value-type="float" office:value="1164102" calcext:value-type="float">
            <text:p>1164102</text:p>
          </table:table-cell>
          <table:table-cell table:style-name="ce15" office:value-type="float" office:value="1684.28" calcext:value-type="float">
            <text:p>1684,2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20118" calcext:value-type="float">
            <text:p>1320118</text:p>
          </table:table-cell>
          <table:table-cell table:style-name="ce10" office:value-type="date" office:date-value="2019-05-13" calcext:value-type="date">
            <text:p>05-13-19</text:p>
          </table:table-cell>
          <table:table-cell table:style-name="ce3" office:value-type="string" calcext:value-type="string">
            <text:p>DISTRIBUTIONS LG INC.</text:p>
          </table:table-cell>
          <table:table-cell table:style-name="ce3" office:value-type="float" office:value="1152445" calcext:value-type="float">
            <text:p>1152445</text:p>
          </table:table-cell>
          <table:table-cell table:style-name="ce15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4239" calcext:value-type="float">
            <text:p>1344239</text:p>
          </table:table-cell>
          <table:table-cell table:style-name="ce10" office:value-type="date" office:date-value="2019-05-08" calcext:value-type="date">
            <text:p>05-08-19</text:p>
          </table:table-cell>
          <table:table-cell table:style-name="ce3" office:value-type="string" calcext:value-type="string">
            <text:p>DUROKING CONSTRUCTION</text:p>
          </table:table-cell>
          <table:table-cell table:style-name="ce3"/>
          <table:table-cell table:style-name="ce15" office:value-type="float" office:value="15025.81" calcext:value-type="float">
            <text:p>15025,81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861" calcext:value-type="float">
            <text:p>1345861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ENSEIGNES BARBO INC.</text:p>
          </table:table-cell>
          <table:table-cell table:style-name="ce3"/>
          <table:table-cell table:style-name="ce15" office:value-type="float" office:value="9207.41" calcext:value-type="float">
            <text:p>9207,41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337" calcext:value-type="float">
            <text:p>1349337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office:value-type="string" calcext:value-type="string">
            <text:p>GESTION PROGELA INC.</text:p>
          </table:table-cell>
          <table:table-cell table:style-name="ce3"/>
          <table:table-cell table:style-name="ce15" office:value-type="float" office:value="1837.28" calcext:value-type="float">
            <text:p>1837,28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36835" calcext:value-type="float">
            <text:p>1336835</text:p>
          </table:table-cell>
          <table:table-cell table:style-name="ce10" office:value-type="date" office:date-value="2019-05-15" calcext:value-type="date">
            <text:p>05-15-19</text:p>
          </table:table-cell>
          <table:table-cell table:style-name="ce3" office:value-type="string" calcext:value-type="string">
            <text:p>JEAN-GUY LAVALLEE</text:p>
          </table:table-cell>
          <table:table-cell table:style-name="ce3"/>
          <table:table-cell table:style-name="ce15" office:value-type="float" office:value="9129.71" calcext:value-type="float">
            <text:p>9129,71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33158" calcext:value-type="float">
            <text:p>1333158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LE GROUPE SPORTS INTER PLUS INC.</text:p>
          </table:table-cell>
          <table:table-cell table:style-name="ce3"/>
          <table:table-cell table:style-name="ce15" office:value-type="float" office:value="3454.09" calcext:value-type="float">
            <text:p>3454,09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35818" calcext:value-type="float">
            <text:p>1335818</text:p>
          </table:table-cell>
          <table:table-cell table:style-name="ce10" office:value-type="date" office:date-value="2019-05-16" calcext:value-type="date">
            <text:p>05-16-19</text:p>
          </table:table-cell>
          <table:table-cell table:style-name="ce3" office:value-type="string" calcext:value-type="string">
            <text:p>LES PAVAGES CHENAIL INC.</text:p>
          </table:table-cell>
          <table:table-cell table:style-name="ce3"/>
          <table:table-cell table:style-name="ce15" office:value-type="float" office:value="6940.89" calcext:value-type="float">
            <text:p>6940,89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900" calcext:value-type="float">
            <text:p>1346900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LISA MELONI</text:p>
          </table:table-cell>
          <table:table-cell table:style-name="ce3"/>
          <table:table-cell table:style-name="ce15" office:value-type="float" office:value="12443" calcext:value-type="float">
            <text:p>12443,00</text:p>
          </table:table-cell>
          <table:table-cell table:style-name="ce3" office:value-type="string" calcext:value-type="string">
            <text:p>Urbaniste - Design urbai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0484" calcext:value-type="float">
            <text:p>1340484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LOCATION SAUVAGEAU INC.</text:p>
          </table:table-cell>
          <table:table-cell table:style-name="ce3"/>
          <table:table-cell table:style-name="ce15" office:value-type="float" office:value="15521.35" calcext:value-type="float">
            <text:p>15521,3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523" calcext:value-type="float">
            <text:p>1346523</text:p>
          </table:table-cell>
          <table:table-cell table:style-name="ce10" office:value-type="date" office:date-value="2019-05-16" calcext:value-type="date">
            <text:p>05-16-19</text:p>
          </table:table-cell>
          <table:table-cell table:style-name="ce3" office:value-type="string" calcext:value-type="string">
            <text:p>MONTREAL STENCIL INC</text:p>
          </table:table-cell>
          <table:table-cell table:style-name="ce3"/>
          <table:table-cell table:style-name="ce15" office:value-type="float" office:value="23.94" calcext:value-type="float">
            <text:p>23,94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005" calcext:value-type="float">
            <text:p>1348005</text:p>
          </table:table-cell>
          <table:table-cell table:style-name="ce10" office:value-type="date" office:date-value="2019-05-24" calcext:value-type="date">
            <text:p>05-24-19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3"/>
          <table:table-cell table:style-name="ce15" office:value-type="float" office:value="11528.74" calcext:value-type="float">
            <text:p>11528,74</text:p>
          </table:table-cell>
          <table:table-cell table:style-name="ce3" office:value-type="string" calcext:value-type="string">
            <text:p>Service postal, messageri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7520" calcext:value-type="float">
            <text:p>1347520</text:p>
          </table:table-cell>
          <table:table-cell table:style-name="ce10" office:value-type="date" office:date-value="2019-05-22" calcext:value-type="date">
            <text:p>05-22-19</text:p>
          </table:table-cell>
          <table:table-cell table:style-name="ce3" office:value-type="string" calcext:value-type="string">
            <text:p>STUDIO ARCADIA INC.</text:p>
          </table:table-cell>
          <table:table-cell table:style-name="ce3"/>
          <table:table-cell table:style-name="ce15" office:value-type="float" office:value="19947.62" calcext:value-type="float">
            <text:p>19947,62</text:p>
          </table:table-cell>
          <table:table-cell table:style-name="ce3" office:value-type="string" calcext:value-type="string">
            <text:p>Architectes-paysagist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28513" calcext:value-type="float">
            <text:p>1328513</text:p>
          </table:table-cell>
          <table:table-cell table:style-name="ce10" office:value-type="date" office:date-value="2019-05-07" calcext:value-type="date">
            <text:p>05-07-19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3"/>
          <table:table-cell table:style-name="ce15" office:value-type="float" office:value="17742.85" calcext:value-type="float">
            <text:p>17742,85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660" calcext:value-type="float">
            <text:p>1348660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TUYAUX HITECH (HTP) LTEE</text:p>
          </table:table-cell>
          <table:table-cell table:style-name="ce3"/>
          <table:table-cell table:style-name="ce15" office:value-type="float" office:value="26326.88" calcext:value-type="float">
            <text:p>26326,88</text:p>
          </table:table-cell>
          <table:table-cell table:style-name="ce3" office:value-type="string" calcext:value-type="string">
            <text:p>Tuyau d'aqueduc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LISENO, MARTIN</text:p>
          </table:table-cell>
          <table:table-cell table:style-name="ce7" office:value-type="float" office:value="1346732" calcext:value-type="float">
            <text:p>1346732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3289419 CANADA (COLLINS)</text:p>
          </table:table-cell>
          <table:table-cell table:style-name="ce3"/>
          <table:table-cell table:style-name="ce15" office:value-type="float" office:value="237.43" calcext:value-type="float">
            <text:p>237,43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903" calcext:value-type="float">
            <text:p>1348903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table:number-columns-repeated="2"/>
          <table:table-cell table:style-name="ce15" office:value-type="float" office:value="178.57" calcext:value-type="float">
            <text:p>178,57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OLISENO, MARTIN</text:p>
          </table:table-cell>
          <table:table-cell table:style-name="ce7" office:value-type="float" office:value="1346876" calcext:value-type="float">
            <text:p>1346876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ABC RECREATION QUEBEC INC.</text:p>
          </table:table-cell>
          <table:table-cell table:style-name="ce3"/>
          <table:table-cell table:style-name="ce15" office:value-type="float" office:value="1590.56" calcext:value-type="float">
            <text:p>1590,56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08" calcext:value-type="float">
            <text:p>1346808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5" office:value-type="float" office:value="591.83" calcext:value-type="float">
            <text:p>591,83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904" calcext:value-type="float">
            <text:p>1348904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/>
          <table:table-cell/>
          <table:table-cell table:style-name="ce15" office:value-type="float" office:value="174.75" calcext:value-type="float">
            <text:p>174,75</text:p>
          </table:table-cell>
          <table:table-cell table:style-name="ce3" office:value-type="string" calcext:value-type="string">
            <text:p>Calfeutrage, scellant, mastic et bouche-po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865" calcext:value-type="float">
            <text:p>1348865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ACTI-SOL INC</text:p>
          </table:table-cell>
          <table:table-cell/>
          <table:table-cell table:style-name="ce15" office:value-type="float" office:value="786.99" calcext:value-type="float">
            <text:p>786,99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7" office:value-type="float" office:value="1348915" calcext:value-type="float">
            <text:p>1348915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BALISES ET POTEAUX DU NORD PLUS</text:p>
          </table:table-cell>
          <table:table-cell/>
          <table:table-cell table:style-name="ce15" office:value-type="float" office:value="4278.24" calcext:value-type="float">
            <text:p>4278,24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7" office:value-type="float" office:value="1343418" calcext:value-type="float">
            <text:p>1343418</text:p>
          </table:table-cell>
          <table:table-cell table:style-name="ce10" office:value-type="date" office:date-value="2019-05-03" calcext:value-type="date">
            <text:p>05-03-19</text:p>
          </table:table-cell>
          <table:table-cell table:style-name="ce3" office:value-type="string" calcext:value-type="string">
            <text:p>B.G. TRANSPLANTATION INC.</text:p>
          </table:table-cell>
          <table:table-cell/>
          <table:table-cell table:style-name="ce15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7" office:value-type="float" office:value="1346105" calcext:value-type="float">
            <text:p>1346105</text:p>
          </table:table-cell>
          <table:table-cell table:style-name="ce10" office:value-type="date" office:date-value="2019-05-15" calcext:value-type="date">
            <text:p>05-15-19</text:p>
          </table:table-cell>
          <table:table-cell table:style-name="ce3"/>
          <table:table-cell/>
          <table:table-cell table:style-name="ce15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335" calcext:value-type="float">
            <text:p>1345335</text:p>
          </table:table-cell>
          <table:table-cell table:style-name="ce10" office:value-type="date" office:date-value="2019-05-13" calcext:value-type="date">
            <text:p>05-13-19</text:p>
          </table:table-cell>
          <table:table-cell table:style-name="ce3" office:value-type="string" calcext:value-type="string">
            <text:p>BOUTIQUE COURIR MONTREAL</text:p>
          </table:table-cell>
          <table:table-cell/>
          <table:table-cell table:style-name="ce15" office:value-type="float" office:value="2687.08" calcext:value-type="float">
            <text:p>2687,08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431" calcext:value-type="float">
            <text:p>1346431</text:p>
          </table:table-cell>
          <table:table-cell table:style-name="ce10" office:value-type="date" office:date-value="2019-05-16" calcext:value-type="date">
            <text:p>05-16-19</text:p>
          </table:table-cell>
          <table:table-cell table:style-name="ce3" office:value-type="string" calcext:value-type="string">
            <text:p>CARBEC.CA</text:p>
          </table:table-cell>
          <table:table-cell/>
          <table:table-cell table:style-name="ce15" office:value-type="float" office:value="493.45" calcext:value-type="float">
            <text:p>493,45</text:p>
          </table:table-cell>
          <table:table-cell table:style-name="ce3" office:value-type="string" calcext:value-type="string">
            <text:p>Abreuvoir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21033" calcext:value-type="float">
            <text:p>1321033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CENTRE DE SERVICES PARTAGES DU QUEBEC</text:p>
          </table:table-cell>
          <table:table-cell/>
          <table:table-cell table:style-name="ce15" office:value-type="float" office:value="1312.34" calcext:value-type="float">
            <text:p>1312,34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428" calcext:value-type="float">
            <text:p>1346428</text:p>
          </table:table-cell>
          <table:table-cell table:style-name="ce10" office:value-type="date" office:date-value="2019-05-16" calcext:value-type="date">
            <text:p>05-16-19</text:p>
          </table:table-cell>
          <table:table-cell table:style-name="ce3" office:value-type="string" calcext:value-type="string">
            <text:p>CHAINES ET ELINGUES ST-PIERRE CANADA LTEE</text:p>
          </table:table-cell>
          <table:table-cell/>
          <table:table-cell table:style-name="ce15" office:value-type="float" office:value="354.57" calcext:value-type="float">
            <text:p>354,57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609" calcext:value-type="float">
            <text:p>1348609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CHAUSSURES BELMONT INC</text:p>
          </table:table-cell>
          <table:table-cell/>
          <table:table-cell table:style-name="ce15" office:value-type="float" office:value="246.69" calcext:value-type="float">
            <text:p>246,69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18" calcext:value-type="float">
            <text:p>1346818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DISTRIBUTION SPORTS LOISIRS – INSTALLATION INC.</text:p>
          </table:table-cell>
          <table:table-cell/>
          <table:table-cell table:style-name="ce15" office:value-type="float" office:value="257.75" calcext:value-type="float">
            <text:p>257,75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913" calcext:value-type="float">
            <text:p>1348913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EQUIPEMENTS STINSON (QUEBEC) INC.</text:p>
          </table:table-cell>
          <table:table-cell/>
          <table:table-cell table:style-name="ce15" office:value-type="float" office:value="2150.93" calcext:value-type="float">
            <text:p>2150,93</text:p>
          </table:table-cell>
          <table:table-cell table:style-name="ce3" office:value-type="string" calcext:value-type="string">
            <text:p>Peinture - résidentielle et industriell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681" calcext:value-type="float">
            <text:p>1345681</text:p>
          </table:table-cell>
          <table:table-cell table:style-name="ce10" office:value-type="date" office:date-value="2019-05-14" calcext:value-type="date">
            <text:p>05-14-19</text:p>
          </table:table-cell>
          <table:table-cell table:style-name="ce3" office:value-type="string" calcext:value-type="string">
            <text:p>GLOCO INC.</text:p>
          </table:table-cell>
          <table:table-cell/>
          <table:table-cell table:style-name="ce15" office:value-type="float" office:value="3268.79" calcext:value-type="float">
            <text:p>3268,79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688" calcext:value-type="float">
            <text:p>1346688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GRAFFITI X INC.</text:p>
          </table:table-cell>
          <table:table-cell/>
          <table:table-cell table:style-name="ce15" office:value-type="float" office:value="440.79" calcext:value-type="float">
            <text:p>440,79</text:p>
          </table:table-cell>
          <table:table-cell table:style-name="ce3" office:value-type="string" calcext:value-type="string">
            <text:p>Décapant, dissolvant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713" calcext:value-type="float">
            <text:p>1348713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/>
          <table:table-cell/>
          <table:table-cell table:style-name="ce15" office:value-type="float" office:value="1145.05" calcext:value-type="float">
            <text:p>1145,05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736" calcext:value-type="float">
            <text:p>1346736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LA MAISON DU PEINTRE</text:p>
          </table:table-cell>
          <table:table-cell/>
          <table:table-cell table:style-name="ce15" office:value-type="float" office:value="1626.52" calcext:value-type="float">
            <text:p>1626,52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730" calcext:value-type="float">
            <text:p>1346730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LEE VALLEY TOOLS LTD.</text:p>
          </table:table-cell>
          <table:table-cell/>
          <table:table-cell table:style-name="ce15" office:value-type="float" office:value="73.44" calcext:value-type="float">
            <text:p>73,44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12" calcext:value-type="float">
            <text:p>1346812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LE GROUPE J.S.V. INC</text:p>
          </table:table-cell>
          <table:table-cell/>
          <table:table-cell table:style-name="ce15" office:value-type="float" office:value="95.75" calcext:value-type="float">
            <text:p>95,75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861" calcext:value-type="float">
            <text:p>1348861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 office:value-type="string" calcext:value-type="string">
            <text:p>LES EQUIPEMENTS RAPCO INC</text:p>
          </table:table-cell>
          <table:table-cell/>
          <table:table-cell table:style-name="ce15" office:value-type="float" office:value="498.68" calcext:value-type="float">
            <text:p>498,68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703" calcext:value-type="float">
            <text:p>1346703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LES MATERIAUX DE CONSTRUCTION R. OLIGNY LTEE</text:p>
          </table:table-cell>
          <table:table-cell/>
          <table:table-cell table:style-name="ce15" office:value-type="float" office:value="2501.33" calcext:value-type="float">
            <text:p>2501,33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9282" calcext:value-type="float">
            <text:p>1349282</text:p>
          </table:table-cell>
          <table:table-cell table:style-name="ce10" office:value-type="date" office:date-value="2019-05-30" calcext:value-type="date">
            <text:p>05-30-19</text:p>
          </table:table-cell>
          <table:table-cell table:style-name="ce3" office:value-type="string" calcext:value-type="string">
            <text:p>LOCATION SAUVAGEAU INC.</text:p>
          </table:table-cell>
          <table:table-cell/>
          <table:table-cell table:style-name="ce15" office:value-type="float" office:value="2847.26" calcext:value-type="float">
            <text:p>2847,26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97" calcext:value-type="float">
            <text:p>1346897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MARTECH SIGNALISATION INC.</text:p>
          </table:table-cell>
          <table:table-cell/>
          <table:table-cell table:style-name="ce15" office:value-type="float" office:value="49.45" calcext:value-type="float">
            <text:p>49,45</text:p>
          </table:table-cell>
          <table:table-cell table:style-name="ce3" office:value-type="string" calcext:value-type="string">
            <text:p>Signalisation lumineus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104" calcext:value-type="float">
            <text:p>1346104</text:p>
          </table:table-cell>
          <table:table-cell table:style-name="ce10" office:value-type="date" office:date-value="2019-05-15" calcext:value-type="date">
            <text:p>05-15-19</text:p>
          </table:table-cell>
          <table:table-cell table:style-name="ce3" office:value-type="string" calcext:value-type="string">
            <text:p>MATERIAUX DE PLOMBERIE RAY-JEAN INC.</text:p>
          </table:table-cell>
          <table:table-cell/>
          <table:table-cell table:style-name="ce15" office:value-type="float" office:value="69.19" calcext:value-type="float">
            <text:p>69,19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696" calcext:value-type="float">
            <text:p>1346696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NOVAFOR EQUIPEMENT INC.</text:p>
          </table:table-cell>
          <table:table-cell/>
          <table:table-cell table:style-name="ce15" office:value-type="float" office:value="700.17" calcext:value-type="float">
            <text:p>700,17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24" calcext:value-type="float">
            <text:p>1346824</text:p>
          </table:table-cell>
          <table:table-cell table:style-name="ce10" office:value-type="date" office:date-value="2019-05-17" calcext:value-type="date">
            <text:p>05-17-19</text:p>
          </table:table-cell>
          <table:table-cell table:number-columns-repeated="2"/>
          <table:table-cell table:style-name="ce15" office:value-type="float" office:value="259.75" calcext:value-type="float">
            <text:p>259,75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723" calcext:value-type="float">
            <text:p>1348723</text:p>
          </table:table-cell>
          <table:table-cell table:style-name="ce10" office:value-type="date" office:date-value="2019-05-28" calcext:value-type="date">
            <text:p>05-28-19</text:p>
          </table:table-cell>
          <table:table-cell table:number-columns-repeated="2"/>
          <table:table-cell table:style-name="ce15" office:value-type="float" office:value="110.09" calcext:value-type="float">
            <text:p>110,09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856" calcext:value-type="float">
            <text:p>1348856</text:p>
          </table:table-cell>
          <table:table-cell table:style-name="ce10" office:value-type="date" office:date-value="2019-05-29" calcext:value-type="date">
            <text:p>05-29-19</text:p>
          </table:table-cell>
          <table:table-cell table:style-name="ce3"/>
          <table:table-cell/>
          <table:table-cell table:style-name="ce15" office:value-type="float" office:value="623.62" calcext:value-type="float">
            <text:p>623,62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436" calcext:value-type="float">
            <text:p>1346436</text:p>
          </table:table-cell>
          <table:table-cell table:style-name="ce10" office:value-type="date" office:date-value="2019-05-16" calcext:value-type="date">
            <text:p>05-16-19</text:p>
          </table:table-cell>
          <table:table-cell table:style-name="ce3" office:value-type="string" calcext:value-type="string">
            <text:p>OUTILLAGES EXPRESS</text:p>
          </table:table-cell>
          <table:table-cell/>
          <table:table-cell table:style-name="ce15" office:value-type="float" office:value="319.14" calcext:value-type="float">
            <text:p>319,14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20999" calcext:value-type="float">
            <text:p>1320999</text:p>
          </table:table-cell>
          <table:table-cell table:style-name="ce10" office:value-type="date" office:date-value="2019-05-23" calcext:value-type="date">
            <text:p>05-23-19</text:p>
          </table:table-cell>
          <table:table-cell table:style-name="ce3" office:value-type="string" calcext:value-type="string">
            <text:p>PEPINIERE A. MUCCI INC.</text:p>
          </table:table-cell>
          <table:table-cell table:style-name="ce3" office:value-type="float" office:value="1283714" calcext:value-type="float">
            <text:p>1283714</text:p>
          </table:table-cell>
          <table:table-cell table:style-name="ce15" office:value-type="float" office:value="2101.42" calcext:value-type="float">
            <text:p>2101,42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729" calcext:value-type="float">
            <text:p>1346729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PPG REVETEMENTS ARCHITECTURAUX CANADA INC.</text:p>
          </table:table-cell>
          <table:table-cell/>
          <table:table-cell table:style-name="ce15" office:value-type="float" office:value="1603.34" calcext:value-type="float">
            <text:p>1603,34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707" calcext:value-type="float">
            <text:p>1346707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QUINCAILLERIE NOTRE-DAME DE ST-HENRI INC.</text:p>
          </table:table-cell>
          <table:table-cell/>
          <table:table-cell table:style-name="ce15" office:value-type="float" office:value="175.91" calcext:value-type="float">
            <text:p>175,91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16" calcext:value-type="float">
            <text:p>1346816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SECURITE LANDRY INC</text:p>
          </table:table-cell>
          <table:table-cell/>
          <table:table-cell table:style-name="ce15" office:value-type="float" office:value="366.13" calcext:value-type="float">
            <text:p>366,13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7"/>
          <table:table-cell table:style-name="ce10" office:value-type="date" office:date-value="2019-05-17" calcext:value-type="date">
            <text:p>05-17-19</text:p>
          </table:table-cell>
          <table:table-cell table:number-columns-repeated="2"/>
          <table:table-cell table:style-name="ce15" office:value-type="float" office:value="393.91" calcext:value-type="float">
            <text:p>393,91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699" calcext:value-type="float">
            <text:p>1346699</text:p>
          </table:table-cell>
          <table:table-cell table:style-name="ce10" office:value-type="date" office:date-value="2019-05-17" calcext:value-type="date">
            <text:p>05-17-19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5" office:value-type="float" office:value="95.73" calcext:value-type="float">
            <text:p>95,73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6887" calcext:value-type="float">
            <text:p>1346887</text:p>
          </table:table-cell>
          <table:table-cell table:style-name="ce10" office:value-type="date" office:date-value="2019-05-17" calcext:value-type="date">
            <text:p>05-17-19</text:p>
          </table:table-cell>
          <table:table-cell table:number-columns-repeated="2"/>
          <table:table-cell table:style-name="ce15" office:value-type="float" office:value="61.68" calcext:value-type="float">
            <text:p>61,6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7" office:value-type="float" office:value="1345264" calcext:value-type="float">
            <text:p>1345264</text:p>
          </table:table-cell>
          <table:table-cell table:style-name="ce10" office:value-type="date" office:date-value="2019-05-13" calcext:value-type="date">
            <text:p>05-13-19</text:p>
          </table:table-cell>
          <table:table-cell table:style-name="ce3" office:value-type="string" calcext:value-type="string">
            <text:p>PEAUSEIDON EAU DE SOURCE NATURELLE</text:p>
          </table:table-cell>
          <table:table-cell/>
          <table:table-cell table:style-name="ce15" office:value-type="float" office:value="30.18" calcext:value-type="float">
            <text:p>30,18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TINGACIU, IRINEL MARIA</text:p>
          </table:table-cell>
          <table:table-cell table:style-name="ce7" office:value-type="float" office:value="1344525" calcext:value-type="float">
            <text:p>1344525</text:p>
          </table:table-cell>
          <table:table-cell table:style-name="ce10" office:value-type="date" office:date-value="2019-05-09" calcext:value-type="date">
            <text:p>05-09-19</text:p>
          </table:table-cell>
          <table:table-cell table:style-name="ce3" office:value-type="string" calcext:value-type="string">
            <text:p>UGOBURO INC.</text:p>
          </table:table-cell>
          <table:table-cell/>
          <table:table-cell table:style-name="ce15" office:value-type="float" office:value="770.61" calcext:value-type="float">
            <text:p>770,61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5267" calcext:value-type="float">
            <text:p>1345267</text:p>
          </table:table-cell>
          <table:table-cell table:style-name="ce10" office:value-type="date" office:date-value="2019-05-13" calcext:value-type="date">
            <text:p>05-13-19</text:p>
          </table:table-cell>
          <table:table-cell table:number-columns-repeated="2"/>
          <table:table-cell table:style-name="ce15" office:value-type="float" office:value="208.93" calcext:value-type="float">
            <text:p>208,93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7" office:value-type="float" office:value="1348677" calcext:value-type="float">
            <text:p>1348677</text:p>
          </table:table-cell>
          <table:table-cell table:style-name="ce10" office:value-type="date" office:date-value="2019-05-28" calcext:value-type="date">
            <text:p>05-28-19</text:p>
          </table:table-cell>
          <table:table-cell table:style-name="ce3" office:value-type="string" calcext:value-type="string">
            <text:p>ART SERVICE DESSIN GRAPHIQUE &amp; IMPRIMERIE (S.E.N.C.)</text:p>
          </table:table-cell>
          <table:table-cell/>
          <table:table-cell table:style-name="ce15" office:value-type="float" office:value="220.47" calcext:value-type="float">
            <text:p>220,4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2995" calcext:value-type="float">
            <text:p>1342995</text:p>
          </table:table-cell>
          <table:table-cell table:style-name="ce10" office:value-type="date" office:date-value="2019-05-02" calcext:value-type="date">
            <text:p>05-02-19</text:p>
          </table:table-cell>
          <table:table-cell table:style-name="ce3" office:value-type="string" calcext:value-type="string">
            <text:p>LES INDUSTRIES POLY INC.</text:p>
          </table:table-cell>
          <table:table-cell/>
          <table:table-cell table:style-name="ce15" office:value-type="float" office:value="276.64" calcext:value-type="float">
            <text:p>276,64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348217" calcext:value-type="float">
            <text:p>1348217</text:p>
          </table:table-cell>
          <table:table-cell table:style-name="ce10" office:value-type="date" office:date-value="2019-05-27" calcext:value-type="date">
            <text:p>05-27-19</text:p>
          </table:table-cell>
          <table:table-cell table:style-name="ce3" office:value-type="string" calcext:value-type="string">
            <text:p>TRANSOFT SOLUTIONS INC</text:p>
          </table:table-cell>
          <table:table-cell/>
          <table:table-cell table:style-name="ce15" office:value-type="float" office:value="3076.14" calcext:value-type="float">
            <text:p>3076,14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VARIN, BENOIT</text:p>
          </table:table-cell>
          <table:table-cell table:style-name="ce7" office:value-type="float" office:value="1345331" calcext:value-type="float">
            <text:p>1345331</text:p>
          </table:table-cell>
          <table:table-cell table:style-name="ce10" office:value-type="date" office:date-value="2019-05-13" calcext:value-type="date">
            <text:p>05-13-19</text:p>
          </table:table-cell>
          <table:table-cell table:style-name="ce3" office:value-type="string" calcext:value-type="string">
            <text:p>ADDISON ELECTRONIQUE MONTREAL</text:p>
          </table:table-cell>
          <table:table-cell/>
          <table:table-cell table:style-name="ce15" office:value-type="float" office:value="237.62" calcext:value-type="float">
            <text:p>237,62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number-columns-repeated="4"/>
          <table:table-cell table:style-name="ce16" office:value-type="float" office:value="557322.04" calcext:value-type="float">
            <text:p>557322,04</text:p>
          </table:table-cell>
          <table:table-cell table:number-columns-repeated="251"/>
        </table:table-row>
        <table:table-row table:style-name="ro1" table:number-rows-repeated="104839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7" table:number-columns-repeated="257" table:default-cell-style-name="ce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Feuil3" table:style-name="ta3">
        <table:table-column table:style-name="co7" table:number-columns-repeated="257" table:default-cell-style-name="ce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3:43:50</meta:creation-date>
    <dc:date>2019-09-09T10:36:23.865000000</dc:date>
    <meta:editing-duration>PT2M56S</meta:editing-duration>
    <meta:editing-cycles>2</meta:editing-cycles>
    <meta:generator>LibreOffice/6.3.1.2$Windows_x86 LibreOffice_project/b79626edf0065ac373bd1df5c28bd630b4424273</meta:generator>
    <meta:document-statistic meta:table-count="3" meta:cell-count="901" meta:object-count="0"/>
  </office:meta>
</office:document-meta>
</file>